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6" calcext:value-type="float">
            <text:p>0.786</text:p>
          </table:table-cell>
          <table:table-cell office:value-type="float" office:value="0.65" calcext:value-type="float">
            <text:p>0.6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4" table:formula="of:=AVERAGE([.B2:.B7])" office:value-type="float" office:value="0.80175" calcext:value-type="float">
            <text:p>0.80175</text:p>
          </table:table-cell>
          <table:table-cell table:style-name="ce5" table:formula="of:=AVERAGE([.C2:.C7])" office:value-type="float" office:value="0.75325" calcext:value-type="float">
            <text:p>0.753</text:p>
          </table:table-cell>
          <table:table-cell table:style-name="ce5" table:formula="of:=AVERAGE([.D2:.D7])" office:value-type="float" office:value="0.78225" calcext:value-type="float">
            <text:p>0.782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.0176139149538086" calcext:value-type="float">
            <text:p>0.018</text:p>
          </table:table-cell>
          <table:table-cell table:style-name="ce5" table:formula="of:=STDEV([.C2:.C7])" office:value-type="float" office:value="0.0688543148006475" calcext:value-type="float">
            <text:p>0.069</text:p>
          </table:table-cell>
          <table:table-cell table:style-name="ce5" table:formula="of:=STDEV([.D2:.D7])" office:value-type="float" office:value="0.0373842658525393" calcext:value-type="float">
            <text:p>0.03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8:54:53.637690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02T09:02:01.075365871</dc:date>
    <meta:editing-duration>PT30M51S</meta:editing-duration>
    <meta:editing-cycles>9</meta:editing-cycles>
    <meta:document-statistic meta:table-count="1" meta:cell-count="32" meta:object-count="0"/>
  </office:meta>
</office:document-meta>
</file>